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Happyhorse</text:p>
          </table:table-cell>
          <table:table-cell office:value-type="string">
            <text:p>Happyhorse (https://www.happyhorse.com) est le derniermodèle de génération de vidéos d’Alibaba.</text:p>
          </table:table-cell>
          <table:table-cell office:value-type="string">
            <text:p>https://www.uneiaparjour.fr/happyhorse/</text:p>
          </table:table-cell>
          <table:table-cell office:value-type="string">
            <text:p>vidé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8/04/2026</text:p>
          </table:table-cell>
        </table:table-row>
        <table:table-row>
          <table:table-cell office:value-type="string">
            <text:p>12ui</text:p>
          </table:table-cell>
          <table:table-cell office:value-type="string">
            <text:p>12ui (https://12ui.com/) génère des interfaces web (HTML/CSS) à partir d’un dessin ou d’un schéma avec formes ou textes réalisé directement dans l’interface et/ou d’une instruction textuelle.</text:p>
          </table:table-cell>
          <table:table-cell office:value-type="string">
            <text:p>https://www.uneiaparjour.fr/12ui/</text:p>
          </table:table-cell>
          <table:table-cell office:value-type="string">
            <text:p>images</text:p>
          </table:table-cell>
          <table:table-cell office:value-type="string">
            <text:p>site web</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7/04/2026</text:p>
          </table:table-cell>
        </table:table-row>
        <table:table-row>
          <table:table-cell office:value-type="string">
            <text:p>Arky</text:p>
          </table:table-cell>
          <table:table-cell office:value-type="string">
            <text:p>Arky (https://arky.so/) est un espace de travail visuel style tableau blanc infini combiné à un chatbot pour structurer un projet ou des idées.</text:p>
          </table:table-cell>
          <table:table-cell office:value-type="string">
            <text:p>https://www.uneiaparjour.fr/arky/</text:p>
          </table:table-cell>
          <table:table-cell office:value-type="string">
            <text:p>chatbot</text:p>
          </table:table-cell>
          <table:table-cell office:value-type="string">
            <text:p>documents</text:p>
          </table:table-cell>
          <table:table-cell office:value-type="string">
            <text:p>mindmap</text:p>
          </table:table-cell>
          <table:table-cell office:value-type="string">
            <text:p>recherche</text:p>
          </table:table-cell>
          <table:table-cell office:value-type="string">
            <text:p>usage illimité</text:p>
          </table:table-cell>
          <table:table-cell office:value-type="string">
            <text:p/>
          </table:table-cell>
          <table:table-cell office:value-type="string">
            <text:p>26/04/2026</text:p>
          </table:table-cell>
        </table:table-row>
        <table:table-row>
          <table:table-cell office:value-type="string">
            <text:p>Podcasty</text:p>
          </table:table-cell>
          <table:table-cell office:value-type="string">
            <text:p>Podcasty (https://podcasty.fm/) génère des épisodes de podcast à partir d’articles en lignes.</text:p>
          </table:table-cell>
          <table:table-cell office:value-type="string">
            <text:p>https://www.uneiaparjour.fr/podcasty/</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4/04/2026</text:p>
          </table:table-cell>
        </table:table-row>
        <table:table-row>
          <table:table-cell office:value-type="string">
            <text:p>Reka</text:p>
          </table:table-cell>
          <table:table-cell office:value-type="string">
            <text:p>Reka (https://reka.ai/ et modèles : https://huggingface.co/RekaAI) propose plusieurs modèles multimodaux dédiés à l’analyse d’images et de vidéos, au texte et à la voix.</text:p>
          </table:table-cell>
          <table:table-cell office:value-type="string">
            <text:p>https://www.uneiaparjour.fr/reka-2/</text:p>
          </table:table-cell>
          <table:table-cell office:value-type="string">
            <text:p>chatbot</text:p>
          </table:table-cell>
          <table:table-cell office:value-type="string">
            <text:p>documents</text:p>
          </table:table-cell>
          <table:table-cell office:value-type="string">
            <text:p>images</text:p>
          </table:table-cell>
          <table:table-cell office:value-type="string">
            <text:p>langues</text:p>
          </table:table-cell>
          <table:table-cell office:value-type="string">
            <text:p>LLM</text:p>
          </table:table-cell>
          <table:table-cell office:value-type="string">
            <text:p>open source</text:p>
          </table:table-cell>
          <table:table-cell office:value-type="string">
            <text:p>25/04/2026</text:p>
          </table:table-cell>
        </table:table-row>
        <table:table-row>
          <table:table-cell office:value-type="string">
            <text:p>ChatGPT images 2.0</text:p>
          </table:table-cell>
          <table:table-cell office:value-type="string">
            <text:p>ChatGPT images 2.0 (https://chatgpt.com/) est le dernier modèle de génération d’images de ChatGPT.</text:p>
          </table:table-cell>
          <table:table-cell office:value-type="string">
            <text:p>https://www.uneiaparjour.fr/chatgpt-images-2-0/</text:p>
          </table:table-cell>
          <table:table-cell office:value-type="string">
            <text:p>chatbot</text:p>
          </table:table-cell>
          <table:table-cell office:value-type="string">
            <text:p>image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3/04/2026</text:p>
          </table:table-cell>
        </table:table-row>
        <table:table-row>
          <table:table-cell office:value-type="string">
            <text:p>NBot</text:p>
          </table:table-cell>
          <table:table-cell office:value-type="string">
            <text:p>NBot (https://nbot.ai/) génère une veille automatisée à partir d’une instruction et la réponse à des questions qui permettent de l’affiner.</text:p>
          </table:table-cell>
          <table:table-cell office:value-type="string">
            <text:p>https://www.uneiaparjour.fr/nbot/</text:p>
          </table:table-cell>
          <table:table-cell office:value-type="string">
            <text:p>actualités et fact-checki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2/04/2026</text:p>
          </table:table-cell>
        </table:table-row>
        <table:table-row>
          <table:table-cell office:value-type="string">
            <text:p>Gemini 3.1 TTS Preview</text:p>
          </table:table-cell>
          <table:table-cell office:value-type="string">
            <text:p>Gemini 3.1 TTS Preview (démonstration sur Google Ai studio https://aistudio.google.com/generate-speech?model=gemini-3.1-flash-tts-preview) est le dernier modèles texte vers voix de Google.</text:p>
          </table:table-cell>
          <table:table-cell office:value-type="string">
            <text:p>https://www.uneiaparjour.fr/gemini-3-1-tts-preview/</text:p>
          </table:table-cell>
          <table:table-cell office:value-type="string">
            <text:p>usage illimité</text:p>
          </table:table-cell>
          <table:table-cell office:value-type="string">
            <text:p>voix</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1/04/2026</text:p>
          </table:table-cell>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